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lidation metric</text:p>
          </table:table-cell>
          <table:table-cell office:value-type="string" calcext:value-type="string">
            <text:p>Tipo 1</text:p>
          </table:table-cell>
          <table:table-cell office:value-type="string" calcext:value-type="string">
            <text:p>Tipo 2</text:p>
          </table:table-cell>
        </table:table-row>
        <table:table-row table:style-name="ro1">
          <table:table-cell office:value-type="string" calcext:value-type="string">
            <text:p>“modularity” measure (Newman, 200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fold cross vali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usted <text:s/>likelihood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usted R-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usted R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 comp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 compare (HA, SVR, SARIMA, TDNN, CRB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 comparis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 performance comp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 performance comparis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dence interv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lation 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lation coeffic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-vali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-validation R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ve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(Haversine) d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 of vari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ive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d degree of free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ained dev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s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statis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test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 S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 s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 impor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 impor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log-likelih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Fold Cross Vali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i 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ness-of-f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 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ph dens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ct of weather condition and travel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comparis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f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-fold cross-vali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mogorov-Smirnov statistical test with manually collected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range Multi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lihood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-likelih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-likelihood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dden's Pseudo R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dden's pseudo-R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-blog data vali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 compar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 compar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 comparis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 comparis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 fit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n's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n's I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log-likeli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feasible tr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 matrix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s ratios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-time performance (OTP) results from the existing London Overground performance reg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to Ac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 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 correlation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ormance compar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lex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ction accu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ctive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ctive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 R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-R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-R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tative anla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adju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^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² 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struction 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dual sum of squa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-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qua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-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 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 cu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 (running ti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s comparis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ation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ntic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tivity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 availability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houette 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houette s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houette sc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e heuris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 of travel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ev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Public Performance Measure (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sholds (clustering 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ffici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ographic error (TE) yquantization error (Q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ing data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ing 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 compar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coxon signed-rank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coxon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scor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1:Hoja1.C1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0:41:44.559534110</meta:creation-date>
    <dc:date>2023-07-05T11:44:36.052095023</dc:date>
    <meta:editing-duration>PT1H2M51S</meta:editing-duration>
    <meta:editing-cycles>1</meta:editing-cycles>
    <meta:document-statistic meta:table-count="1" meta:cell-count="168" meta:object-count="0"/>
    <meta:generator>LibreOffice/7.5.3.2$Linux_X86_64 LibreOffice_project/50$Build-2</meta:generator>
  </office:meta>
</office:document-meta>
</file>